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02d6"/>
    </style:style>
    <style:style style:name="P2" style:family="paragraph" style:parent-style-name="Standard">
      <style:text-properties officeooo:rsid="000502d6" officeooo:paragraph-rsid="000e90e6"/>
    </style:style>
    <style:style style:name="P3" style:family="paragraph" style:parent-style-name="Standard">
      <style:text-properties officeooo:rsid="0005dec6" officeooo:paragraph-rsid="0005dec6"/>
    </style:style>
    <style:style style:name="P4" style:family="paragraph" style:parent-style-name="Standard">
      <style:text-properties officeooo:rsid="0005ee5a" officeooo:paragraph-rsid="0005ee5a"/>
    </style:style>
    <style:style style:name="P5" style:family="paragraph" style:parent-style-name="Standard">
      <style:text-properties officeooo:rsid="00086e1a" officeooo:paragraph-rsid="00086e1a"/>
    </style:style>
    <style:style style:name="P6" style:family="paragraph" style:parent-style-name="Standard">
      <style:text-properties officeooo:rsid="0009b3b7" officeooo:paragraph-rsid="0009b3b7"/>
    </style:style>
    <style:style style:name="P7" style:family="paragraph" style:parent-style-name="Standard">
      <style:text-properties officeooo:rsid="000be1e7" officeooo:paragraph-rsid="000be1e7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officeooo:paragraph-rsid="000e90e6"/>
    </style:style>
    <style:style style:name="P10" style:family="paragraph" style:parent-style-name="Standard">
      <style:text-properties officeooo:rsid="00106b48" officeooo:paragraph-rsid="00106b48"/>
    </style:style>
    <style:style style:name="P11" style:family="paragraph" style:parent-style-name="Standard">
      <style:text-properties officeooo:rsid="001170db"/>
    </style:style>
    <style:style style:name="P12" style:family="paragraph" style:parent-style-name="Text_20_body">
      <style:text-properties officeooo:paragraph-rsid="0011ffcc"/>
    </style:style>
    <style:style style:name="P13" style:family="paragraph" style:parent-style-name="Heading_20_1">
      <style:text-properties officeooo:rsid="0011ffcc" officeooo:paragraph-rsid="0011ffcc"/>
    </style:style>
    <style:style style:name="T1" style:family="text">
      <style:text-properties officeooo:rsid="000502d6"/>
    </style:style>
    <style:style style:name="T2" style:family="text">
      <style:text-properties officeooo:rsid="00050337"/>
    </style:style>
    <style:style style:name="T3" style:family="text">
      <style:text-properties officeooo:rsid="00080753"/>
    </style:style>
    <style:style style:name="T4" style:family="text">
      <style:text-properties officeooo:rsid="000a41b4"/>
    </style:style>
    <style:style style:name="T5" style:family="text">
      <style:text-properties officeooo:rsid="000c01f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Autoionization of water</text:h>
      <text:p text:style-name="P12"/>
      <text:h text:style-name="Heading_20_1" text:outline-level="1"/>
      <text:h text:style-name="Heading_20_1" text:outline-level="1">Specific heat and latent heat of fusion and vaporization:</text:h>
      <text:p text:style-name="P9"><draw:frame draw:style-name="fr1" draw:name="Object1" text:anchor-type="as-char" svg:y="-0.1484in" svg:width="0.8425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9"/>
      <text:p text:style-name="P2">Q = <text:span text:style-name="T2">Total Energy</text:span></text:p>
      <text:p text:style-name="P2">m = is the mass of the object to be heated</text:p>
      <text:p text:style-name="P2">C = Specific heat</text:p>
      <text:p text:style-name="P2">T = Change in temperature. <text:s/>This is Tf -Ti. Where Tf is the final temp and Ti is the initial temp</text:p>
      <text:p text:style-name="P2"/>
      <text:p text:style-name="P10">a way to remember this is MCAT as the delta looks like an a.</text:p>
      <text:p text:style-name="P6"/>
      <text:p text:style-name="P6">Water: m = 2kg, <text:span text:style-name="T4">T = 20C, C = 4186</text:span></text:p>
      <text:p text:style-name="P6">Copper: m = 0.5kg, T = 90C, <text:span text:style-name="T4">C = 387</text:span></text:p>
      <text:p text:style-name="P6"/>
      <text:p text:style-name="P7">What is the equilibrium <text:span text:style-name="T5">temperature of these two items, assume no heat is lost:</text:span></text:p>
      <text:p text:style-name="P8"><draw:frame draw:style-name="fr1" draw:name="Object3" text:anchor-type="as-char" svg:y="-0.1484in" svg:width="0.8965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<draw:frame draw:style-name="fr1" draw:name="Object4" text:anchor-type="as-char" svg:y="-0.152in" svg:width="3.1646in" svg:height="0.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Standard"/>
      <text:p text:style-name="P1"/>
      <text:p text:style-name="P3">Example:</text:p>
      <text:p text:style-name="P3"/>
      <text:p text:style-name="P4">For 2kg of water at 20C where the s<text:span text:style-name="T1">pecific heat </text:span>is 4186J/KgC <text:span text:style-name="T3">and the temprature is going to be raised to 50C</text:span></text:p>
      <text:p text:style-name="P4"/>
      <text:p text:style-name="P4"><draw:frame draw:style-name="fr1" draw:name="Object2" text:anchor-type="as-char" svg:y="-0.152in" svg:width="1.4925in" svg:height="0.2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>This comes out to 251,160 jou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8:57:58.334699795</meta:creation-date>
    <dc:date>2019-02-11T21:18:09.723236700</dc:date>
    <meta:editing-duration>PT1H17M7S</meta:editing-duration>
    <meta:editing-cycles>24</meta:editing-cycles>
    <meta:generator>LibreOffice/6.0.7.3$Linux_X86_64 LibreOffice_project/00m0$Build-3</meta:generator>
    <meta:document-statistic meta:table-count="0" meta:image-count="0" meta:object-count="4" meta:page-count="1" meta:paragraph-count="17" meta:word-count="129" meta:character-count="608" meta:non-whitespace-character-count="491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 mathvariant="italic">mC</mi>
      </mrow>
      <mi>Δ</mi>
      <mi>T</mi>
    </mrow>
    <annotation encoding="StarMath 5.0">Q=mC %iDELTA T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row>
          <mn>2</mn>
          <mo stretchy="false">∗</mo>
          <mn>4186</mn>
        </mrow>
      </mrow>
      <mrow>
        <mo fence="true" stretchy="false">(</mo>
        <mrow>
          <mrow>
            <mn>50</mn>
            <mo stretchy="false">−</mo>
            <mn>20</mn>
          </mrow>
        </mrow>
        <mo fence="true" stretchy="false">)</mo>
      </mrow>
    </mrow>
    <annotation encoding="StarMath 5.0">Q=2*4186( 50-20 )</annotation>
  </semantics>
</math>
</file>

<file path=Object 3/content.xml><?xml version="1.0" encoding="utf-8"?>
<math xmlns="http://www.w3.org/1998/Math/MathML" display="block">
  <semantics>
    <mrow>
      <mrow>
        <mi mathvariant="italic">Qc</mi>
        <mo stretchy="false">+</mo>
        <mi mathvariant="italic">Qw</mi>
      </mrow>
      <mo stretchy="false">=</mo>
      <mi>Q</mi>
    </mrow>
    <annotation encoding="StarMath 5.0">Qc+Qw = Q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n>0.5</mn>
        </mrow>
        <mo fence="true" stretchy="false">)</mo>
      </mrow>
      <mrow>
        <mo fence="true" stretchy="false">(</mo>
        <mrow>
          <mn>378</mn>
        </mrow>
        <mo fence="true" stretchy="false">)</mo>
      </mrow>
      <mrow>
        <mrow>
          <mo fence="true" stretchy="false">(</mo>
          <mrow>
            <mrow>
              <mrow>
                <mi mathvariant="italic">Tf</mi>
                <mo stretchy="false">−</mo>
                <mn>90</mn>
              </mrow>
              <mi>C</mi>
            </mrow>
          </mrow>
          <mo fence="true" stretchy="false">)</mo>
        </mrow>
        <mo stretchy="false">+</mo>
        <mrow>
          <mo fence="true" stretchy="false">(</mo>
          <mrow>
            <mn>2</mn>
          </mrow>
          <mo fence="true" stretchy="false">)</mo>
        </mrow>
      </mrow>
      <mrow>
        <mo fence="true" stretchy="false">(</mo>
        <mrow>
          <mn>4186</mn>
        </mrow>
        <mo fence="true" stretchy="false">)</mo>
      </mrow>
      <mrow>
        <mrow>
          <mo fence="true" stretchy="false">(</mo>
          <mrow>
            <mrow>
              <mi mathvariant="italic">Tf</mi>
              <mo stretchy="false">−</mo>
              <mn>20</mn>
            </mrow>
          </mrow>
          <mo fence="true" stretchy="false">)</mo>
        </mrow>
        <mo stretchy="false">=</mo>
        <mn>0</mn>
      </mrow>
    </mrow>
    <annotation encoding="StarMath 5.0">( 0.5)(378)(Tf-90C)+(2)(4186)(Tf-20)=0</annotation>
  </semantics>
</math>
</file>